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style="normal" fo:font-weight="normal" officeooo:rsid="0099d496" officeooo:paragraph-rsid="0014d55e" style:font-size-asian="14pt" style:font-style-asian="normal" style:font-weight-asian="normal" style:font-size-complex="14pt" style:font-style-complex="normal" style:font-weight-complex="normal"/>
    </style:style>
    <style:style style:name="P2" style:family="paragraph" style:parent-style-name="Standard">
      <style:text-properties fo:font-size="14pt" fo:font-style="normal" fo:font-weight="normal" officeooo:rsid="00a3a19c" officeooo:paragraph-rsid="0014d55e" style:font-size-asian="12.25pt" style:font-style-asian="normal" style:font-weight-asian="normal" style:font-size-complex="14pt" style:font-style-complex="normal" style:font-weight-complex="normal"/>
    </style:style>
    <style:style style:name="P3" style:family="paragraph" style:parent-style-name="Standard">
      <style:text-properties fo:font-size="14pt" fo:font-style="normal" fo:font-weight="normal" officeooo:rsid="00a8da30" officeooo:paragraph-rsid="0014d55e" style:font-size-asian="12.25pt" style:font-style-asian="normal" style:font-weight-asian="normal" style:font-size-complex="14pt" style:font-style-complex="normal" style:font-weight-complex="normal"/>
    </style:style>
    <style:style style:name="P4" style:family="paragraph" style:parent-style-name="Standard">
      <style:text-properties fo:font-size="14pt" fo:font-style="normal" fo:font-weight="normal" officeooo:rsid="00ac068e" officeooo:paragraph-rsid="0014d55e" style:font-size-asian="12.25pt" style:font-style-asian="normal" style:font-weight-asian="normal" style:font-size-complex="14pt" style:font-style-complex="normal" style:font-weight-complex="normal"/>
    </style:style>
    <style:style style:name="P5" style:family="paragraph" style:parent-style-name="Standard">
      <style:text-properties fo:font-size="14pt" fo:font-style="normal" fo:font-weight="bold" officeooo:rsid="00a3a19c" officeooo:paragraph-rsid="0014d55e" style:font-size-asian="12.25pt" style:font-style-asian="normal" style:font-weight-asian="bold" style:font-size-complex="14pt" style:font-style-complex="normal" style:font-weight-complex="bold"/>
    </style:style>
    <style:style style:name="P6" style:family="paragraph" style:parent-style-name="Standard">
      <style:text-properties fo:font-size="14pt" fo:font-style="normal" fo:font-weight="bold" officeooo:rsid="00a8da30" officeooo:paragraph-rsid="0014d55e" style:font-size-asian="12.25pt" style:font-style-asian="normal" style:font-weight-asian="bold" style:font-size-complex="14pt" style:font-style-complex="normal" style:font-weight-complex="bold"/>
    </style:style>
    <style:style style:name="P7" style:family="paragraph" style:parent-style-name="Standard">
      <style:text-properties fo:font-size="14pt" fo:font-style="normal" officeooo:rsid="00a3212e" officeooo:paragraph-rsid="0014d55e" style:font-size-asian="12.25pt" style:font-style-asian="normal" style:font-size-complex="14pt" style:font-style-complex="normal"/>
    </style:style>
    <style:style style:name="P8" style:family="paragraph" style:parent-style-name="Standard">
      <style:text-properties fo:font-size="14pt" fo:font-style="normal" officeooo:rsid="0035fcb6" officeooo:paragraph-rsid="0014d55e" style:font-size-asian="12.25pt" style:font-style-asian="normal" style:font-size-complex="14pt" style:font-style-complex="normal"/>
    </style:style>
    <style:style style:name="P9" style:family="paragraph" style:parent-style-name="Standard">
      <style:text-properties fo:font-size="14pt" fo:font-style="normal" officeooo:rsid="0018cabd" officeooo:paragraph-rsid="0014d55e" style:font-size-asian="12.25pt" style:font-style-asian="normal" style:font-size-complex="14pt" style:font-style-complex="normal"/>
    </style:style>
    <style:style style:name="P10" style:family="paragraph" style:parent-style-name="Standard">
      <style:text-properties fo:font-size="14pt" fo:font-style="normal" officeooo:rsid="00a537c8" officeooo:paragraph-rsid="0014d55e" style:font-size-asian="12.25pt" style:font-style-asian="normal" style:font-size-complex="14pt" style:font-style-complex="normal"/>
    </style:style>
    <style:style style:name="P11" style:family="paragraph" style:parent-style-name="Standard">
      <style:text-properties fo:font-size="14pt" fo:font-style="normal" officeooo:rsid="009bc950" officeooo:paragraph-rsid="0014d55e" style:font-size-asian="12.25pt" style:font-style-asian="normal" style:font-size-complex="14pt" style:font-style-complex="normal"/>
    </style:style>
    <style:style style:name="P12" style:family="paragraph" style:parent-style-name="Standard">
      <style:text-properties fo:font-size="14pt" fo:font-style="normal" officeooo:rsid="009da66c" officeooo:paragraph-rsid="0014d55e" style:font-size-asian="12.25pt" style:font-style-asian="normal" style:font-size-complex="14pt" style:font-style-complex="normal"/>
    </style:style>
    <style:style style:name="P13" style:family="paragraph" style:parent-style-name="Standard">
      <style:text-properties fo:font-size="14pt" fo:font-style="normal" officeooo:rsid="00a99e95" officeooo:paragraph-rsid="0014d55e" style:font-size-asian="12.25pt" style:font-style-asian="normal" style:font-size-complex="14pt" style:font-style-complex="normal"/>
    </style:style>
    <style:style style:name="P14" style:family="paragraph" style:parent-style-name="Standard">
      <style:paragraph-properties fo:text-align="center" style:justify-single-word="false"/>
      <style:text-properties fo:font-size="20pt" fo:font-style="normal" fo:font-weight="bold" officeooo:rsid="0035fcb6" officeooo:paragraph-rsid="0014d55e" style:font-size-asian="20pt" style:font-style-asian="normal" style:font-weight-asian="bold" style:font-size-complex="20pt" style:font-style-complex="normal" style:font-weight-complex="bold"/>
    </style:style>
    <style:style style:name="P15" style:family="paragraph" style:parent-style-name="Standard">
      <style:text-properties fo:font-size="20pt" fo:font-style="normal" fo:font-weight="bold" officeooo:rsid="0099d496" officeooo:paragraph-rsid="0014d55e" style:font-size-asian="20pt" style:font-style-asian="normal" style:font-weight-asian="bold" style:font-size-complex="20pt" style:font-style-complex="normal" style:font-weight-complex="bold"/>
    </style:style>
    <style:style style:name="P16" style:family="paragraph" style:parent-style-name="Standard">
      <style:text-properties style:font-name="Mongolian Baiti" fo:font-size="12pt" fo:font-style="normal" officeooo:rsid="0035fcb6" officeooo:paragraph-rsid="0014d55e" style:font-size-asian="12pt" style:font-style-asian="normal" style:font-size-complex="12pt" style:font-style-complex="normal"/>
    </style:style>
    <style:style style:name="P17" style:family="paragraph" style:parent-style-name="Standard">
      <style:text-properties style:font-name="Mongolian Baiti" fo:font-size="12pt" fo:font-style="normal" officeooo:rsid="009bc950" officeooo:paragraph-rsid="0014d55e" style:font-size-asian="12pt" style:font-style-asian="normal" style:font-size-complex="12pt" style:font-style-complex="normal"/>
    </style:style>
    <style:style style:name="P18" style:family="paragraph" style:parent-style-name="Standard">
      <style:text-properties style:font-name="Mongolian Baiti" fo:font-size="12pt" fo:font-style="normal" officeooo:rsid="009bc950" officeooo:paragraph-rsid="0014d55e" style:font-size-asian="10.5pt" style:font-style-asian="normal" style:font-size-complex="12pt" style:font-style-complex="normal"/>
    </style:style>
    <style:style style:name="T1" style:family="text">
      <style:text-properties officeooo:rsid="00ac068e"/>
    </style:style>
    <style:style style:name="T2" style:family="text">
      <style:text-properties officeooo:rsid="009a1a1a"/>
    </style:style>
    <style:style style:name="T3" style:family="text">
      <style:text-properties officeooo:rsid="009a4da0"/>
    </style:style>
    <style:style style:name="T4" style:family="text">
      <style:text-properties fo:font-style="italic" officeooo:rsid="009a1a1a" style:font-style-asian="italic" style:font-style-complex="italic"/>
    </style:style>
    <style:style style:name="T5" style:family="text">
      <style:text-properties fo:font-style="italic" officeooo:rsid="00a8da30" style:font-style-asian="italic" style:font-style-complex="italic"/>
    </style:style>
    <style:style style:name="T6" style:family="text">
      <style:text-properties officeooo:rsid="009ba125"/>
    </style:style>
    <style:style style:name="T7" style:family="text">
      <style:text-properties officeooo:rsid="00a0a927"/>
    </style:style>
    <style:style style:name="T8" style:family="text">
      <style:text-properties officeooo:rsid="00a3a19c"/>
    </style:style>
    <style:style style:name="T9" style:family="text">
      <style:text-properties officeooo:rsid="00a89217"/>
    </style:style>
    <style:style style:name="T10" style:family="text">
      <style:text-properties officeooo:rsid="00a8da30"/>
    </style:style>
    <style:style style:name="T11" style:family="text">
      <style:text-properties officeooo:rsid="00a3fdb5"/>
    </style:style>
    <style:style style:name="T12" style:family="text">
      <style:text-properties officeooo:rsid="00a537c8"/>
    </style:style>
    <style:style style:name="T13" style:family="text">
      <style:text-properties officeooo:rsid="009da66c"/>
    </style:style>
    <style:style style:name="T14" style:family="text">
      <style:text-properties officeooo:rsid="009f881e"/>
    </style:style>
    <style:style style:name="T15" style:family="text">
      <style:text-properties fo:font-weight="bold" officeooo:rsid="009da66c" style:font-weight-asian="bold" style:font-weight-complex="bold"/>
    </style:style>
    <style:style style:name="T16" style:family="text">
      <style:text-properties fo:font-weight="bold" officeooo:rsid="009f881e" style:font-weight-asian="bold" style:font-weight-complex="bold"/>
    </style:style>
    <style:style style:name="T17" style:family="text">
      <style:text-properties officeooo:rsid="00a23af6"/>
    </style:style>
    <style:style style:name="T18" style:family="text">
      <style:text-properties officeooo:rsid="00aad9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7">I</text:span>nformation <text:span text:style-name="T7">for Shard </text:span>Developers</text:p>
      <text:p text:style-name="P2"/>
      <text:p text:style-name="P3">The following provides information and possible modifications that developers might want to add to the package or the Distro.</text:p>
      <text:p text:style-name="P5"/>
      <text:p text:style-name="P4">Some of the spell scripts might need their damage levels adjusted. I did not make many changes to the damage dealt by the original scripts.</text:p>
      <text:p text:style-name="P4"/>
      <text:p text:style-name="P5">Banish</text:p>
      <text:p text:style-name="P7">This is the list of locations <text:span text:style-name="T8">and their coordinates </text:span>for the <text:span text:style-name="T8">c</text:span>onjuration <text:span text:style-name="T8">spell </text:span>Banish:</text:p>
      <text:p text:style-name="P7">Skull Island<text:tab/><text:tab/>Amoeba Island<text:tab/>Dragon Isle</text:p>
      <text:p text:style-name="P7">2951 2167 51<text:tab/>2145 3962 3<text:tab/><text:tab/>1094 3208 0</text:p>
      <text:p text:style-name="P7"/>
      <text:p text:style-name="P7">Blanche Isle<text:tab/><text:tab/>Ocarina Isle<text:tab/><text:tab/>Marble Isle</text:p>
      <text:p text:style-name="P7">2196 1984 0<text:tab/><text:tab/>2100 1967 0<text:tab/><text:tab/>1919 2089 0</text:p>
      <text:p text:style-name="P7"/>
      <text:p text:style-name="P7">Dot Isle<text:tab/><text:tab/>Three Tile Isle<text:tab/>No Name Isle</text:p>
      <text:p text:style-name="P7">1504 365 0<text:tab/><text:tab/>1386 362 0<text:tab/><text:tab/>1378 371 0</text:p>
      <text:p text:style-name="P7"/>
      <text:p text:style-name="P7">Bald Island<text:tab/><text:tab/>Temple Island<text:tab/>Valorian Island</text:p>
      <text:p text:style-name="P7">2355 3431 0<text:tab/><text:tab/>2461 3583 0<text:tab/><text:tab/>2481 3967 0</text:p>
      <text:p text:style-name="P8"/>
      <text:p text:style-name="P5">Mind <text:span text:style-name="T9">Shield</text:span></text:p>
      <text:p text:style-name="P8">The incantation <text:span text:style-name="T8">spell </text:span>Mind Shield <text:span text:style-name="T10">on Journey’s End shard, </text:span>originally shielded against the magery spell Mind Blast as well. If you want to implement this in the Distro you can insert the following code at line 23 in the mindblast.<text:span text:style-name="T9">src</text:span> script. <text:span text:style-name="T9">This line number assumes the mindblast.src script has not been modified.</text:span></text:p>
      <text:p text:style-name="P8"/>
      <text:p text:style-name="P16">if (GetObjProperty(whom, "Mindshield") )</text:p>
      <text:p text:style-name="P16"><text:tab/>SendSysMessage(caster, "Something is interfering with this spell.", color := 33);</text:p>
      <text:p text:style-name="P16"><text:tab/>SendSysMessage(<text:span text:style-name="T11">cast_on</text:span>, "Your <text:span text:style-name="T11">M</text:span>ind <text:span text:style-name="T11">S</text:span>hield has <text:span text:style-name="T11">protected you from Mind Blast</text:span>.", color := 66);</text:p>
      <text:p text:style-name="P16"><text:tab/>EraseObjProperty(<text:span text:style-name="T11">cast_on</text:span>, "Mindshield");</text:p>
      <text:p text:style-name="P16"><text:tab/>SendSysMessage(<text:span text:style-name="T11">cast_on</text:span>, "Your <text:span text:style-name="T11">M</text:span>ind <text:span text:style-name="T11">S</text:span>hield has <text:span text:style-name="T11">worn off</text:span>.", color := <text:span text:style-name="T12">40</text:span>);</text:p>
      <text:p text:style-name="P16"><text:tab/>return 0;</text:p>
      <text:p text:style-name="P16">endif</text:p>
      <text:p text:style-name="P9"/>
      <text:p text:style-name="P10">You might also consider adding Mind Shield protection to the Mind Rot spell in necromancy, mrot.src. If you are using an unmodified Mind Rot script, you can add the <text:span text:style-name="T10">following code</text:span> snippet at line 28 in mrot.src.</text:p>
      <text:p text:style-name="P10"/>
      <text:p text:style-name="P10"/>
      <text:p text:style-name="P10"><text:soft-page-break/></text:p>
      <text:p text:style-name="P10"/>
      <text:p text:style-name="P16">if (GetObjProperty(whom, "Mindshield") )</text:p>
      <text:p text:style-name="P16"><text:tab/>SendSysMessage(caster, "Something is interfering with this spell.", color := 33);</text:p>
      <text:p text:style-name="P16"><text:tab/>SendSysMessage(<text:span text:style-name="T11">cast_on</text:span>, "Your <text:span text:style-name="T11">M</text:span>ind <text:span text:style-name="T11">S</text:span>hield has <text:span text:style-name="T11">protected you from Mind Blast</text:span>.", color := 66);</text:p>
      <text:p text:style-name="P16"><text:tab/>EraseObjProperty(<text:span text:style-name="T11">cast_on</text:span>, "Mindshield");</text:p>
      <text:p text:style-name="P16"><text:tab/>SendSysMessage(<text:span text:style-name="T11">cast_on</text:span>, "Your <text:span text:style-name="T11">M</text:span>ind <text:span text:style-name="T11">S</text:span>hield has <text:span text:style-name="T11">worn off</text:span>.", color := <text:span text:style-name="T12">40</text:span>);</text:p>
      <text:p text:style-name="P16"><text:tab/>return 0;</text:p>
      <text:p text:style-name="P16">endif</text:p>
      <text:p text:style-name="P10"/>
      <text:p text:style-name="P10"/>
      <text:p text:style-name="P6">Cantrips</text:p>
      <text:p text:style-name="P11">The cantrips currently do not require reagents to cast but if you wish to add that as a requirement, it is easy. Look at the spells.cfg file located in /sorcery/config. <text:span text:style-name="T13">You will see that the spells that use reagents have lines </text:span><text:span text:style-name="T14">like these.</text:span></text:p>
      <text:p text:style-name="P11"/>
      <text:p text:style-name="P18"><text:tab/><text:tab/><text:span text:style-name="T15">Reagent</text:span><text:span text:style-name="T13"><text:tab/><text:tab/></text:span><text:span text:style-name="T16">Amount</text:span></text:p>
      <text:p text:style-name="P17">RegCost<text:tab/>DragonBlood<text:tab/><text:tab/>3</text:p>
      <text:p text:style-name="P17">RegCost<text:tab/>MandrakeRoot<text:tab/>3</text:p>
      <text:p text:style-name="P17">RegCost<text:tab/>Sapphire<text:tab/><text:tab/>3</text:p>
      <text:p text:style-name="P11"/>
      <text:p text:style-name="P12">To add reagent requirements to the cantrips, just decide on what reagents the <text:span text:style-name="T14">cantrip </text:span><text:span text:style-name="T17">spell </text:span>should use and the amount. <text:span text:style-name="T14">Then add a line like </text:span><text:span text:style-name="T17">one of </text:span><text:span text:style-name="T14">the ones above for each reagent </text:span><text:span text:style-name="T17">to the cantrip’s definition </text:span><text:span text:style-name="T10">in :sorcery</text:span><text:span text:style-name="T5">:</text:span><text:span text:style-name="T10">config/spells.cfg.</text:span></text:p>
      <text:p text:style-name="P12"/>
      <text:p text:style-name="P13">This package offers a good framework for developing other custom magic packages. Of course you would need to change any references to the sorcery package in the scripts, eg. :sorcery:<text:span text:style-name="T18">someScriptName, but the possibility is there.</text:span></text:p>
      <text:p text:style-name="P12"/>
      <text:p text:style-name="P15">Credits</text:p>
      <text:p text:style-name="P1">This package was originally written by Sigismund for the Journey’s End (JE) shard. Journey’s End went offline in 2002. I want to thank Sigismund for writing the original package. I acquired JE’s scripts in 2003, <text:span text:style-name="T1">I think,</text:span> and eventually adapted the sorcery package to the new spell casting system developed <text:span text:style-name="T2">by tekproxy for the POL 096/097 Distro. </text:span><text:span text:style-name="T1">I struggled with releasing this package to the public because Sigi never released it but the JE shard has been offline for so many years that I felt that it would be alright. <text:s/></text:span><text:span text:style-name="T2">There were some spells that Sigismund </text:span><text:span text:style-name="T3">listed</text:span><text:span text:style-name="T2"> in the Book of Sorcery </text:span><text:span text:style-name="T4">use</text:span><text:span text:style-name="T2"> script for which he never actually wrote the spell scripts or a description of what they were supposed to do. Magic Mouth is one example. I had to either come up with a new spell or try to infer from the spell name what it was intended to do. Many of the missing spells </text:span><text:span text:style-name="T3">listed have been</text:span><text:span text:style-name="T2"> replaced by new spells. ThisIsMe </text:span><text:span text:style-name="T3">greatly help</text:span><text:span text:style-name="T6">ed</text:span><text:span text:style-name="T3"> with </text:span><text:span text:style-name="T6">writing the </text:span><text:span text:style-name="T3">Cocoon and Iron Maiden spells and in debugging existing scrip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2T04:01:27.265000000</meta:creation-date>
    <dc:date>2021-06-12T04:03:08.813000000</dc:date>
    <meta:editing-duration>PT1M42S</meta:editing-duration>
    <meta:editing-cycles>1</meta:editing-cycles>
    <meta:document-statistic meta:table-count="0" meta:image-count="0" meta:object-count="0" meta:page-count="2" meta:paragraph-count="40" meta:word-count="610" meta:character-count="3719" meta:non-whitespace-character-count="3121"/>
    <meta:generator>LibreOffice/7.1.2.2$Windows_X86_64 LibreOffice_project/8a45595d069ef5570103caea1b71cc9d82b2aae4</meta:generator>
  </office:meta>
</office:document-meta>
</file>